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252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5283in"/>
    </style:style>
    <style:style style:name="co13" style:family="table-column">
      <style:table-column-properties fo:break-before="auto" style:column-width="0.775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4a4a" style:text-align-source="fix" style:repeat-content="false" fo:wrap-option="no-wrap" fo:border-left="0.06pt solid #000000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>
      <style:table-cell-properties fo:border-bottom="none" fo:background-color="#ffffff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order-bottom="none" fo:background-color="#e6e6e6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004a4a" style:text-align-source="fix" style:repeat-content="false" fo:wrap-option="no-wrap" fo:border-left="none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no-wrap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fo:background-color="#e6e6e6" style:text-align-source="fix" style:repeat-content="false" fo:wrap-option="no-wrap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wrap-option="no-wrap" fo:border-left="none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order-bottom="none" fo:background-color="#004a4a" style:text-align-source="fix" style:repeat-content="false" fo:wrap-option="no-wrap" fo:border-left="none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order-bottom="none" fo:background-color="#ffffff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able-cell-properties fo:border-bottom="none" fo:background-color="#e6e6e6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e6e6e6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>
      <style:table-cell-properties fo:border-bottom="none" fo:background-color="#004a4a" style:text-align-source="fix" style:repeat-content="false" fo:wrap-option="no-wrap" fo:border-left="0.06pt solid #000000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fo:border-bottom="none" fo:background-color="#e6e6e6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number-columns-repeated="1009" table:default-cell-style-name="ce5"/>
        <table:table-header-rows>
          <table:table-row table:style-name="ro1">
            <table:table-cell table:style-name="ce1" office:value-type="string" calcext:value-type="string">
              <text:p>nstb</text:p>
            </table:table-cell>
            <table:table-cell table:style-name="ce6" office:value-type="string" calcext:value-type="string">
              <text:p>chan</text:p>
            </table:table-cell>
            <table:table-cell table:style-name="ce6" office:value-type="string" calcext:value-type="string">
              <text:p>row</text:p>
            </table:table-cell>
            <table:table-cell table:style-name="ce10" office:value-type="string" calcext:value-type="string">
              <text:p>col</text:p>
            </table:table-cell>
            <table:table-cell table:style-name="ce1" office:value-type="string" calcext:value-type="string">
              <text:p>pp</text:p>
            </table:table-cell>
            <table:table-cell table:style-name="ce6" office:value-type="string" calcext:value-type="string">
              <text:p>pprow</text:p>
            </table:table-cell>
            <table:table-cell table:style-name="ce10" office:value-type="string" calcext:value-type="string">
              <text:p>ppcol</text:p>
            </table:table-cell>
            <table:table-cell table:style-name="ce1" office:value-type="string" calcext:value-type="string">
              <text:p>qtcrate</text:p>
            </table:table-cell>
            <table:table-cell table:style-name="ce6" office:value-type="string" calcext:value-type="string">
              <text:p>qtslot</text:p>
            </table:table-cell>
            <table:table-cell table:style-name="ce6" office:value-type="string" calcext:value-type="string">
              <text:p>qtcard</text:p>
            </table:table-cell>
            <table:table-cell table:style-name="ce10" office:value-type="string" calcext:value-type="string">
              <text:p>qtchan</text:p>
            </table:table-cell>
            <table:table-cell table:style-name="ce1" office:value-type="string" calcext:value-type="string">
              <text:p>hvcrate</text:p>
            </table:table-cell>
            <table:table-cell table:style-name="ce6" office:value-type="string" calcext:value-type="string">
              <text:p>hvslot</text:p>
            </table:table-cell>
            <table:table-cell table:style-name="ce10" office:value-type="string" calcext:value-type="string">
              <text:p>hvchan</text:p>
            </table:table-cell>
            <table:table-cell table:style-name="ce14" office:value-type="string" calcext:value-type="string">
              <text:p>cell_type</text:p>
            </table:table-cell>
            <table:table-cell table:number-columns-repeated="1009"/>
          </table:table-row>
        </table:table-header-rows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03" calcext:value-type="float">
            <text:p>303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19" calcext:value-type="float">
            <text:p>319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2" calcext:value-type="float">
            <text:p>33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4" calcext:value-type="float">
            <text:p>334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8" calcext:value-type="float">
            <text:p>338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6" calcext:value-type="float">
            <text:p>356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68" calcext:value-type="float">
            <text:p>368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4" calcext:value-type="float">
            <text:p>404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5" calcext:value-type="float">
            <text:p>405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6" calcext:value-type="float">
            <text:p>406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8" calcext:value-type="float">
            <text:p>408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19" calcext:value-type="float">
            <text:p>419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4" calcext:value-type="float">
            <text:p>424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7" calcext:value-type="float">
            <text:p>42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8" calcext:value-type="float">
            <text:p>42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8" calcext:value-type="float">
            <text:p>43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1" calcext:value-type="float">
            <text:p>44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5" calcext:value-type="float">
            <text:p>44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6" calcext:value-type="float">
            <text:p>44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4" calcext:value-type="float">
            <text:p>45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5" calcext:value-type="float">
            <text:p>45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6" calcext:value-type="float">
            <text:p>45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8" calcext:value-type="float">
            <text:p>45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9" calcext:value-type="float">
            <text:p>45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1" calcext:value-type="float">
            <text:p>46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2" calcext:value-type="float">
            <text:p>46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3" calcext:value-type="float">
            <text:p>46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5" calcext:value-type="float">
            <text:p>46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6" calcext:value-type="float">
            <text:p>466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8" calcext:value-type="float">
            <text:p>468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9" calcext:value-type="float">
            <text:p>469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2" calcext:value-type="float">
            <text:p>47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3" calcext:value-type="float">
            <text:p>47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8" calcext:value-type="float">
            <text:p>47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9" calcext:value-type="float">
            <text:p>47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3" calcext:value-type="float">
            <text:p>483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5" calcext:value-type="float">
            <text:p>485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8" calcext:value-type="float">
            <text:p>48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9" calcext:value-type="float">
            <text:p>499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1" calcext:value-type="float">
            <text:p>501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2" calcext:value-type="float">
            <text:p>502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4" calcext:value-type="float">
            <text:p>50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1" calcext:value-type="float">
            <text:p>51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3" calcext:value-type="float">
            <text:p>51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5" calcext:value-type="float">
            <text:p>515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7" calcext:value-type="float">
            <text:p>517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8" calcext:value-type="float">
            <text:p>518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21" calcext:value-type="float">
            <text:p>52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2" calcext:value-type="float">
            <text:p>52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23" calcext:value-type="float">
            <text:p>52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1" calcext:value-type="float">
            <text:p>531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2" calcext:value-type="float">
            <text:p>532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3" calcext:value-type="float">
            <text:p>533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6" calcext:value-type="float">
            <text:p>536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8" calcext:value-type="float">
            <text:p>53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9" calcext:value-type="float">
            <text:p>53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5" calcext:value-type="float">
            <text:p>54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7" calcext:value-type="float">
            <text:p>547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48" calcext:value-type="float">
            <text:p>548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9" calcext:value-type="float">
            <text:p>549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51" calcext:value-type="float">
            <text:p>551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4" calcext:value-type="float">
            <text:p>554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55" calcext:value-type="float">
            <text:p>55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3" calcext:value-type="float">
            <text:p>563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4" calcext:value-type="float">
            <text:p>564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5" calcext:value-type="float">
            <text:p>565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9" calcext:value-type="float">
            <text:p>569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70" calcext:value-type="float">
            <text:p>570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71" calcext:value-type="float">
            <text:p>571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03" calcext:value-type="float">
            <text:p>303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19" calcext:value-type="float">
            <text:p>319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2" calcext:value-type="float">
            <text:p>33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4" calcext:value-type="float">
            <text:p>334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8" calcext:value-type="float">
            <text:p>338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6" calcext:value-type="float">
            <text:p>356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68" calcext:value-type="float">
            <text:p>368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4" calcext:value-type="float">
            <text:p>404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5" calcext:value-type="float">
            <text:p>405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6" calcext:value-type="float">
            <text:p>406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8" calcext:value-type="float">
            <text:p>408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19" calcext:value-type="float">
            <text:p>419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4" calcext:value-type="float">
            <text:p>424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7" calcext:value-type="float">
            <text:p>42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8" calcext:value-type="float">
            <text:p>42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8" calcext:value-type="float">
            <text:p>43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1" calcext:value-type="float">
            <text:p>44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5" calcext:value-type="float">
            <text:p>44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6" calcext:value-type="float">
            <text:p>44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4" calcext:value-type="float">
            <text:p>45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5" calcext:value-type="float">
            <text:p>45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6" calcext:value-type="float">
            <text:p>45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8" calcext:value-type="float">
            <text:p>45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9" calcext:value-type="float">
            <text:p>45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1" calcext:value-type="float">
            <text:p>46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2" calcext:value-type="float">
            <text:p>46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3" calcext:value-type="float">
            <text:p>46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5" calcext:value-type="float">
            <text:p>46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6" calcext:value-type="float">
            <text:p>466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8" calcext:value-type="float">
            <text:p>468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9" calcext:value-type="float">
            <text:p>469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2" calcext:value-type="float">
            <text:p>47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3" calcext:value-type="float">
            <text:p>47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8" calcext:value-type="float">
            <text:p>47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9" calcext:value-type="float">
            <text:p>47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3" calcext:value-type="float">
            <text:p>483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5" calcext:value-type="float">
            <text:p>485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8" calcext:value-type="float">
            <text:p>48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9" calcext:value-type="float">
            <text:p>499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1" calcext:value-type="float">
            <text:p>501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2" calcext:value-type="float">
            <text:p>502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4" calcext:value-type="float">
            <text:p>50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1" calcext:value-type="float">
            <text:p>51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3" calcext:value-type="float">
            <text:p>51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5" calcext:value-type="float">
            <text:p>515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7" calcext:value-type="float">
            <text:p>517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8" calcext:value-type="float">
            <text:p>518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21" calcext:value-type="float">
            <text:p>52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2" calcext:value-type="float">
            <text:p>52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23" calcext:value-type="float">
            <text:p>52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1" calcext:value-type="float">
            <text:p>531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2" calcext:value-type="float">
            <text:p>532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3" calcext:value-type="float">
            <text:p>533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6" calcext:value-type="float">
            <text:p>536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8" calcext:value-type="float">
            <text:p>53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9" calcext:value-type="float">
            <text:p>53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5" calcext:value-type="float">
            <text:p>54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7" calcext:value-type="float">
            <text:p>547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48" calcext:value-type="float">
            <text:p>548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9" calcext:value-type="float">
            <text:p>549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51" calcext:value-type="float">
            <text:p>551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4" calcext:value-type="float">
            <text:p>554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55" calcext:value-type="float">
            <text:p>55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3" calcext:value-type="float">
            <text:p>563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4" calcext:value-type="float">
            <text:p>564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5" calcext:value-type="float">
            <text:p>565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9" calcext:value-type="float">
            <text:p>569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70" calcext:value-type="float">
            <text:p>570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float" office:value="571" calcext:value-type="float">
            <text:p>571</text:p>
          </table:table-cell>
          <table:table-cell table:style-name="ce9" office:value-type="float" office:value="33" calcext:value-type="float">
            <text:p>33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float" office:value="7007" calcext:value-type="float">
            <text:p>7007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large_edg</text:p>
          </table:table-cell>
          <table:table-cell table:number-columns-repeated="1009"/>
        </table:table-row>
        <table:table-row table:style-name="ro2" table:number-rows-repeated="10477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17:59:36.75378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5T18:03:03.570836402</dc:date>
    <meta:generator>LibreOffice/4.2.7.2$Linux_X86_64 LibreOffice_project/420m0$Build-2</meta:generator>
    <meta:editing-duration>P0D</meta:editing-duration>
    <meta:editing-cycles>2</meta:editing-cycles>
    <meta:document-statistic meta:table-count="1" meta:cell-count="11835" meta:object-count="0"/>
  </office:meta>
</office:document-meta>
</file>